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18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8" table:default-cell-style-name="Default"/>
        <table:table-row table:style-name="ro3">
          <table:table-cell table:style-name="ce1" office:value-type="string">
            <text:p>Current 0 strategy</text:p>
          </table:table-cell>
          <table:table-cell table:style-name="ce1"/>
          <table:table-cell table:style-name="ce1" office:value-type="string">
            <text:p>Gv 1</text:p>
          </table:table-cell>
          <table:table-cell table:style-name="ce1"/>
          <table:table-cell table:style-name="ce1" office:value-type="string">
            <text:p>1 strategy</text:p>
          </table:table-cell>
          <table:table-cell table:style-name="ce1"/>
          <table:table-cell table:style-name="ce1" office:value-type="string">
            <text:p>Exploitation</text:p>
          </table:table-cell>
          <table:table-cell office:value-type="string">
            <text:p>Of BR</text:p>
          </table:table-cell>
          <table:table-cell office:value-type="string">
            <text:p>Br relative</text:p>
          </table:table-cell>
        </table:table-row>
        <table:table-row table:style-name="ro2">
          <table:table-cell office:value-type="string">
            <text:p>J f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table:formula="of:=0.5*([.B3]+[.B5])*-1" office:value-type="float" office:value="-0">
            <text:p>0</text:p>
          </table:table-cell>
          <table:table-cell office:value-type="string">
            <text:p>f</text:p>
          </table:table-cell>
          <table:table-cell office:value-type="float" office:value="0.75">
            <text:p>0,75</text:p>
          </table:table-cell>
          <table:table-cell office:value-type="string">
            <text:p>J f</text:p>
          </table:table-cell>
          <table:table-cell table:formula="of:=0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J r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table:formula="of:=0.5*(3*[.B3]-3*[.B5])"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.25">
            <text:p>0,25</text:p>
          </table:table-cell>
          <table:table-cell office:value-type="string">
            <text:p>J r</text:p>
          </table:table-cell>
          <table:table-cell table:formula="of:=0.5*(1*[.F2]-3*[.F3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K f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string">
            <text:p>Result</text:p>
          </table:table-cell>
          <table:table-cell table:style-name="ce1" table:formula="of:=[.D2]*[.F2]+[.D3]*[.F3]" office:value-type="float" office:value="0">
            <text:p>0</text:p>
          </table:table-cell>
          <table:table-cell office:value-type="string">
            <text:p>J</text:p>
          </table:table-cell>
          <table:table-cell table:formula="of:=MAX([.H2];[.H3])-MIN([.H2];[.H3])" office:value-type="float" office:value="0">
            <text:p>0</text:p>
          </table:table-cell>
          <table:table-cell table:formula="of:=MAX([.H2:.H3])-([.B2]*[.H2]+[.B3]*[.H3])" office:value-type="float" office:value="0">
            <text:p>0</text:p>
          </table:table-cell>
        </table:table-row>
        <table:table-row table:style-name="ro2">
          <table:table-cell office:value-type="string">
            <text:p>K r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K f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number-columns-repeated="6"/>
          <table:table-cell office:value-type="string">
            <text:p>K r</text:p>
          </table:table-cell>
          <table:table-cell table:formula="of:=0.5*(1*[.F2]+3*[.F3])" office:value-type="float" office:value="0.75">
            <text:p>0,75</text:p>
          </table:table-cell>
          <table:table-cell/>
        </table:table-row>
        <table:table-row table:style-name="ro2">
          <table:table-cell table:number-columns-repeated="6"/>
          <table:table-cell office:value-type="string">
            <text:p>K</text:p>
          </table:table-cell>
          <table:table-cell table:formula="of:=MAX([.H5];[.H6])-MIN([.H5];[.H6])" office:value-type="float" office:value="0.75">
            <text:p>0,75</text:p>
          </table:table-cell>
          <table:table-cell table:formula="of:=MAX([.H5:.H6])-([.B4]*[.H5]+[.B5]*[.H6])" office:value-type="float" office:value="0.75">
            <text:p>0,75</text:p>
          </table:table-cell>
        </table:table-row>
        <table:table-row table:style-name="ro2">
          <table:table-cell table:number-columns-repeated="6"/>
          <table:table-cell table:style-name="ce1" office:value-type="string">
            <text:p>Total</text:p>
          </table:table-cell>
          <table:table-cell table:style-name="ce1" table:formula="of:=[.H4]+[.H7]" office:value-type="float" office:value="0.75">
            <text:p>0,75</text:p>
          </table:table-cell>
          <table:table-cell table:style-name="ce1" table:formula="of:=[.I4]+[.I7]" office:value-type="float" office:value="0.75">
            <text:p>0,75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number-columns-repeated="6"/>
          <table:table-cell table:style-name="ce1" office:value-type="string">
            <text:p>R-E</text:p>
          </table:table-cell>
          <table:table-cell/>
          <table:table-cell table:style-name="ce1" table:formula="of:=[.F4]-[.I8]" office:value-type="float" office:value="-0.75">
            <text:p>-0,75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3">
          <table:table-cell table:style-name="ce1" office:value-type="string">
            <text:p>Current 1 strategy</text:p>
          </table:table-cell>
          <table:table-cell table:style-name="ce1"/>
          <table:table-cell table:style-name="ce1" office:value-type="string">
            <text:p>Gv 0</text:p>
          </table:table-cell>
          <table:table-cell table:style-name="ce1"/>
          <table:table-cell table:style-name="ce1" office:value-type="string">
            <text:p>0 strategy</text:p>
          </table:table-cell>
          <table:table-cell table:style-name="ce1"/>
          <table:table-cell table:style-name="ce1" office:value-type="string">
            <text:p>Exploitation</text:p>
          </table:table-cell>
          <table:table-cell office:value-type="string">
            <text:p>Of BR</text:p>
          </table:table-cell>
          <table:table-cell office:value-type="string">
            <text:p>Br relative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float" office:value="0.9">
            <text:p>0,9</text:p>
          </table:table-cell>
          <table:table-cell office:value-type="string">
            <text:p>J f</text:p>
          </table:table-cell>
          <table:table-cell office:value-type="float" office:value="0">
            <text:p>0</text:p>
          </table:table-cell>
          <table:table-cell office:value-type="string">
            <text:p>J f</text:p>
          </table:table-cell>
          <table:table-cell office:value-type="float" office:value="0.5">
            <text:p>0,5</text:p>
          </table:table-cell>
          <table:table-cell office:value-type="string">
            <text:p>f</text:p>
          </table:table-cell>
          <table:table-cell table:formula="of:=0.5*-1*([.F16]+[.F18])" office:value-type="float" office:value="-0.75">
            <text:p>-0,75</text:p>
          </table:table-cell>
          <table:table-cell/>
        </table:table-row>
        <table:table-row table:style-name="ro2">
          <table:table-cell office:value-type="string">
            <text:p>c</text:p>
          </table:table-cell>
          <table:table-cell office:value-type="float" office:value="0.1">
            <text:p>0,1</text:p>
          </table:table-cell>
          <table:table-cell office:value-type="string">
            <text:p>J c</text:p>
          </table:table-cell>
          <table:table-cell table:formula="of:=0.5*([.B15]*1-[.B16]*3)" office:value-type="float" office:value="0.3">
            <text:p>0,3</text:p>
          </table:table-cell>
          <table:table-cell office:value-type="string">
            <text:p>J c</text:p>
          </table:table-cell>
          <table:table-cell office:value-type="float" office:value="0.5">
            <text:p>0,5</text:p>
          </table:table-cell>
          <table:table-cell office:value-type="string">
            <text:p>c</text:p>
          </table:table-cell>
          <table:table-cell table:formula="of:=0.5*(3*[.F16]-3*[.F18])" office:value-type="float" office:value="-0.75">
            <text:p>-0,75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K f</text:p>
          </table:table-cell>
          <table:table-cell office:value-type="float" office:value="0">
            <text:p>0</text:p>
          </table:table-cell>
          <table:table-cell table:style-name="ce2" office:value-type="string">
            <text:p>K f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Total</text:p>
          </table:table-cell>
          <table:table-cell table:style-name="ce1" table:formula="of:=MAX([.H15];[.H16])-MIN([.H15];[.H16])" office:value-type="float" office:value="0">
            <text:p>0</text:p>
          </table:table-cell>
          <table:table-cell table:style-name="ce1" table:formula="of:=MAX([.H15];[.H16])-([.B15]*[.H15]+[.B16]*[.H16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K c</text:p>
          </table:table-cell>
          <table:table-cell table:formula="of:=0.5*([.B15]*1+[.B16]*3)" office:value-type="float" office:value="0.6">
            <text:p>0,6</text:p>
          </table:table-cell>
          <table:table-cell office:value-type="string">
            <text:p>K c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" office:value-type="string">
            <text:p>Result:</text:p>
          </table:table-cell>
          <table:table-cell table:style-name="ce1" table:formula="of:=[.D15]*[.F15]+[.D16]*[.F16]+[.D17]*[.F17]+[.D18]*[.F18]" office:value-type="float" office:value="0.75">
            <text:p>0,75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table:number-columns-repeated="6"/>
          <table:table-cell table:style-name="ce1" office:value-type="string">
            <text:p>R-E</text:p>
          </table:table-cell>
          <table:table-cell/>
          <table:table-cell table:style-name="ce1" table:formula="of:=[.F19]-[.I17]" office:value-type="float" office:value="0.75">
            <text:p>0,7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3">23.01.2012</text:date>, <text:time>16:4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Alles</meta:initial-creator>
    <meta:creation-date>2012-01-21T17:14:07.57</meta:creation-date>
    <dc:date>2012-01-23T16:46:29.73</dc:date>
    <dc:creator>Ivan Alles</dc:creator>
    <meta:editing-duration>PT02H52M21S</meta:editing-duration>
    <meta:editing-cycles>7</meta:editing-cycles>
    <meta:generator>OpenOffice.org/3.2$Win32 OpenOffice.org_project/320m18$Build-9502</meta:generator>
    <meta:document-statistic meta:table-count="3" meta:cell-count="86" meta:object-count="0"/>
  </office:meta>
</office:document-meta>
</file>